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Bitstream Vera Sans" svg:font-family="'Bitstream Vera Sans'"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adornments="Book" style:font-family-generic="swiss" style:font-pitch="variable"/>
  </office:font-face-decls>
  <office:automatic-styles>
    <style:style style:name="P1" style:family="paragraph" style:parent-style-name="Text_20_body" style:list-style-name="Bejelentéslista"/>
    <style:style style:name="P2" style:family="paragraph" style:parent-style-name="Standard">
      <style:paragraph-properties fo:margin-top="0cm" fo:margin-bottom="2cm"/>
    </style:style>
    <style:style style:name="P3" style:family="paragraph" style:parent-style-name="Heading_20_2">
      <style:paragraph-properties fo:text-align="start" style:justify-single-word="false"/>
    </style:style>
    <style:style style:name="P4" style:family="paragraph" style:parent-style-name="Text_20_body" style:list-style-name="L2"/>
    <style:style style:name="P5" style:family="paragraph" style:parent-style-name="Standard" style:list-style-name="Bejelentéslista"/>
    <style:style style:name="T1" style:family="text">
      <style:text-properties fo:font-variant="normal" fo:text-transform="none" style:font-name="Albany" fo:font-size="14pt" fo:font-style="italic" fo:font-weight="bold" style:font-name-asian="Andale Sans UI" style:font-size-asian="14pt" style:font-style-asian="italic" style:font-weight-asian="bold" style:font-name-complex="Tahoma" style:font-size-complex="14pt" style:font-style-complex="italic" style:font-weight-complex="bold"/>
    </style:style>
    <style:style style:name="T2" style:family="text">
      <style:text-properties style:font-name="Albany" fo:font-size="14pt" fo:font-style="italic" fo:font-weight="bold" style:font-name-asian="Andale Sans UI" style:font-size-asian="14pt" style:font-style-asian="italic" style:font-weight-asian="bold" style:font-name-complex="Tahoma" style:font-size-complex="14pt" style:font-style-complex="italic" style:font-weight-complex="bold"/>
    </style:style>
    <style:style style:name="T3" style:family="text">
      <style:text-properties fo:color="#000080" style:text-underline-style="solid" style:text-underline-width="auto" style:text-underline-color="font-color"/>
    </style:style>
    <style:style style:name="T4" style:family="text">
      <style:text-properties style:font-name="Bitstream Vera Sans" style:font-name-asian="Bitstream Vera Sans" style:font-name-complex="Bitstream Vera San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tracked-changes>
        <text:changed-region text:id="ct160245744">
          <text:deletion>
            <office:change-info>
              <dc:creator>Németh László</dc:creator>
              <dc:date>2006-10-15T01:13:00</dc:date>
            </office:change-info>
            <text:p text:style-name="Standard">, hogy elkészült és azonnal letölthető </text:p>
          </text:deletion>
        </text:changed-region>
        <text:changed-region text:id="ct157906896">
          <text:insertion>
            <office:change-info>
              <dc:creator>Németh László</dc:creator>
              <dc:date>2006-10-15T01:13:00</dc:date>
            </office:change-info>
          </text:insertion>
        </text:changed-region>
        <text:changed-region text:id="ct282259696">
          <text:deletion>
            <office:change-info>
              <dc:creator>Németh László</dc:creator>
              <dc:date>2006-10-15T01:13:00</dc:date>
            </office:change-info>
            <text:p text:style-name="Standard">a</text:p>
          </text:deletion>
        </text:changed-region>
        <text:changed-region text:id="ct159175168">
          <text:insertion>
            <office:change-info>
              <dc:creator>Németh László</dc:creator>
              <dc:date>2006-10-15T01:13:00</dc:date>
            </office:change-info>
          </text:insertion>
        </text:changed-region>
        <text:changed-region text:id="ct161430224">
          <text:deletion>
            <office:change-info>
              <dc:creator>Németh László</dc:creator>
              <dc:date>2006-10-15T01:16:00</dc:date>
            </office:change-info>
            <text:p text:style-name="Standard">z OpenOffice.org</text:p>
          </text:deletion>
        </text:changed-region>
        <text:changed-region text:id="ct156708256">
          <text:insertion>
            <office:change-info>
              <dc:creator>Németh László</dc:creator>
              <dc:date>2006-10-15T01:16:00</dc:date>
            </office:change-info>
          </text:insertion>
        </text:changed-region>
        <text:changed-region text:id="ct161353208">
          <text:deletion>
            <office:change-info>
              <dc:creator>Németh László</dc:creator>
              <dc:date>2006-10-15T01:16:00</dc:date>
            </office:change-info>
            <text:p text:style-name="Standard"><text:s/><text:user-defined text:name="Verzió">2.0.4</text:user-defined> irodai programcsomag</text:p>
          </text:deletion>
        </text:changed-region>
        <text:changed-region text:id="ct163713832">
          <text:deletion>
            <office:change-info>
              <dc:creator>Németh László</dc:creator>
              <dc:date>2006-10-15T01:15:00</dc:date>
            </office:change-info>
            <text:p text:style-name="Standard"><text:s/>továbbfejlesztett változata elérhető </text:p>
          </text:deletion>
        </text:changed-region>
        <text:changed-region text:id="ct164507656">
          <text:deletion>
            <office:change-info>
              <dc:creator>Németh László</dc:creator>
              <dc:date>2006-10-15T01:16:00</dc:date>
            </office:change-info>
            <text:p text:style-name="Standard">operációs rendszerekhez.</text:p>
          </text:deletion>
        </text:changed-region>
        <text:changed-region text:id="ct162618576">
          <text:insertion>
            <office:change-info>
              <dc:creator>Németh László</dc:creator>
              <dc:date>2006-10-15T01:16:00</dc:date>
            </office:change-info>
          </text:insertion>
        </text:changed-region>
        <text:changed-region text:id="ct158277048">
          <text:insertion>
            <office:change-info>
              <dc:creator>Németh László</dc:creator>
              <dc:date>2006-10-15T01:17:00</dc:date>
            </office:change-info>
          </text:insertion>
        </text:changed-region>
        <text:changed-region text:id="ct157412496">
          <text:insertion>
            <office:change-info>
              <dc:creator>Németh László</dc:creator>
              <dc:date>2006-10-15T01:18:00</dc:date>
            </office:change-info>
          </text:insertion>
        </text:changed-region>
        <text:changed-region text:id="ct102845592">
          <text:insertion>
            <office:change-info>
              <dc:creator>Németh László</dc:creator>
              <dc:date>2006-10-15T01:19:00</dc:date>
            </office:change-info>
          </text:insertion>
        </text:changed-region>
        <text:changed-region text:id="ct163241752">
          <text:deletion>
            <office:change-info>
              <dc:creator>ismeretlen</dc:creator>
              <dc:date>2006-10-15T16:07:00</dc:date>
            </office:change-info>
            <text:p text:style-name="Standard">nyílt </text:p>
          </text:deletion>
        </text:changed-region>
        <text:changed-region text:id="ct162649600">
          <text:deletion>
            <office:change-info>
              <dc:creator>Németh László</dc:creator>
              <dc:date>2006-10-15T01:22:00</dc:date>
            </office:change-info>
            <text:p text:style-name="Standard">á</text:p>
          </text:deletion>
        </text:changed-region>
        <text:changed-region text:id="ct156000808">
          <text:deletion>
            <office:change-info>
              <dc:creator>Németh László</dc:creator>
              <dc:date>2006-10-15T01:21:00</dc:date>
            </office:change-info>
            <text:p text:style-name="Standard"/>
            <text:p text:style-name="Standard"/>
          </text:deletion>
        </text:changed-region>
        <text:changed-region text:id="ct288589472">
          <text:insertion>
            <office:change-info>
              <dc:creator>Németh László</dc:creator>
              <dc:date>2006-10-15T01:21:00</dc:date>
            </office:change-info>
          </text:insertion>
        </text:changed-region>
        <text:changed-region text:id="ct162641168">
          <text:insertion>
            <office:change-info>
              <dc:creator>Németh László</dc:creator>
              <dc:date>2006-10-15T01:46:00</dc:date>
            </office:change-info>
          </text:insertion>
        </text:changed-region>
        <text:changed-region text:id="ct162196560">
          <text:insertion>
            <office:change-info>
              <dc:creator>ismeretlen</dc:creator>
              <dc:date>2006-10-15T23:12:00</dc:date>
            </office:change-info>
          </text:insertion>
        </text:changed-region>
        <text:changed-region text:id="ct167445312">
          <text:insertion>
            <office:change-info>
              <dc:creator>Németh László</dc:creator>
              <dc:date>2006-10-15T01:46:00</dc:date>
            </office:change-info>
          </text:insertion>
        </text:changed-region>
        <text:changed-region text:id="ct162311424">
          <text:deletion>
            <office:change-info>
              <dc:creator>Németh László</dc:creator>
              <dc:date>2006-10-15T01:46:00</dc:date>
            </office:change-info>
            <text:list text:style-name="Bejelentéslista">
              <text:list-item>
                <text:p text:style-name="P1"/>
              </text:list-item>
              <text:list-item>
                <text:p text:style-name="P1"/>
              </text:list-item>
            </text:list>
          </text:deletion>
        </text:changed-region>
        <text:changed-region text:id="ct157489360">
          <text:deletion>
            <office:change-info>
              <dc:creator>Németh László</dc:creator>
              <dc:date>2006-10-15T01:36:00</dc:date>
            </office:change-info>
            <text:p text:style-name="Text_20_body">B</text:p>
          </text:deletion>
        </text:changed-region>
        <text:changed-region text:id="ct161348936">
          <text:deletion>
            <office:change-info>
              <dc:creator>ismeretlen</dc:creator>
              <dc:date>2006-10-15T23:12:00</dc:date>
            </office:change-info>
            <text:p text:style-name="Text_20_body">b</text:p>
          </text:deletion>
          <text:insertion>
            <office:change-info office:chg-author="Németh László" office:chg-date-time="2006-10-15T01:50:00"/>
          </text:insertion>
        </text:changed-region>
        <text:changed-region text:id="ct102552376">
          <text:deletion>
            <office:change-info>
              <dc:creator>ismeretlen</dc:creator>
              <dc:date>2006-10-15T23:12:00</dc:date>
            </office:change-info>
            <text:p text:style-name="Text_20_body">iztonsági, titkosítási lehetőségek bevezetése </text:p>
          </text:deletion>
        </text:changed-region>
        <text:changed-region text:id="ct164447568">
          <text:deletion>
            <office:change-info>
              <dc:creator>ismeretlen</dc:creator>
              <dc:date>2006-10-15T23:12:00</dc:date>
            </office:change-info>
            <text:p text:style-name="Text_20_body">a </text:p>
          </text:deletion>
          <text:insertion>
            <office:change-info office:chg-author="Németh László" office:chg-date-time="2006-10-15T01:37:00"/>
          </text:insertion>
        </text:changed-region>
        <text:changed-region text:id="ct160757608">
          <text:deletion>
            <office:change-info>
              <dc:creator>ismeretlen</dc:creator>
              <dc:date>2006-10-15T23:12:00</dc:date>
            </office:change-info>
            <text:p text:style-name="Text_20_body">PDF </text:p>
          </text:deletion>
        </text:changed-region>
        <text:changed-region text:id="ct161239520">
          <text:deletion>
            <office:change-info>
              <dc:creator>Németh László</dc:creator>
              <dc:date>2006-10-15T01:37:00</dc:date>
            </office:change-info>
            <text:p text:style-name="Text_20_body">exporthoz</text:p>
          </text:deletion>
        </text:changed-region>
        <text:changed-region text:id="ct157545400">
          <text:deletion>
            <office:change-info>
              <dc:creator>ismeretlen</dc:creator>
              <dc:date>2006-10-15T23:12:00</dc:date>
            </office:change-info>
            <text:p text:style-name="Text_20_body">kimenetben</text:p>
          </text:deletion>
          <text:insertion>
            <office:change-info office:chg-author="Németh László" office:chg-date-time="2006-10-15T01:37:00"/>
          </text:insertion>
        </text:changed-region>
        <text:changed-region text:id="ct164499368">
          <text:deletion>
            <office:change-info>
              <dc:creator>Németh László</dc:creator>
              <dc:date>2006-10-15T01:45:00</dc:date>
            </office:change-info>
            <text:list text:style-name="Bejelentéslista">
              <text:list-item>
                <text:p text:style-name="P1"/>
              </text:list-item>
              <text:list-item>
                <text:p text:style-name="P1">Automatikus frissítéskeresési mechanizmus (jelenleg nem</text:p>
              </text:list-item>
            </text:list>
          </text:deletion>
        </text:changed-region>
        <text:changed-region text:id="ct287546136">
          <text:deletion>
            <office:change-info>
              <dc:creator>Németh László</dc:creator>
              <dc:date>2006-10-15T01:23:00</dc:date>
            </office:change-info>
            <text:p text:style-name="Text_20_body"><text:s/>el</text:p>
          </text:deletion>
        </text:changed-region>
        <text:changed-region text:id="ct278878888">
          <text:deletion>
            <office:change-info>
              <dc:creator>Németh László</dc:creator>
              <dc:date>2006-10-15T01:45:00</dc:date>
            </office:change-info>
            <text:p text:style-name="Text_20_body">érhető az OpenOffice.org FSF.hu változataiban)</text:p>
          </text:deletion>
        </text:changed-region>
        <text:changed-region text:id="ct162627504">
          <text:deletion>
            <office:change-info>
              <dc:creator>Németh László</dc:creator>
              <dc:date>2006-10-15T01:50:00</dc:date>
            </office:change-info>
            <text:list text:style-name="Bejelentéslista">
              <text:list-item>
                <text:p text:style-name="P1"/>
              </text:list-item>
              <text:list-item>
                <text:p text:style-name="P1"/>
              </text:list-item>
            </text:list>
          </text:deletion>
        </text:changed-region>
        <text:changed-region text:id="ct281837176">
          <text:deletion>
            <office:change-info>
              <dc:creator>ismeretlen</dc:creator>
              <dc:date>2006-10-15T23:12:00</dc:date>
            </office:change-info>
            <text:p text:style-name="Text_20_body">; </text:p>
          </text:deletion>
          <text:insertion>
            <office:change-info office:chg-author="Németh László" office:chg-date-time="2006-10-15T01:50:00"/>
          </text:insertion>
        </text:changed-region>
        <text:changed-region text:id="ct166413240">
          <text:insertion>
            <office:change-info>
              <dc:creator>Németh László</dc:creator>
              <dc:date>2006-10-15T01:50:00</dc:date>
            </office:change-info>
          </text:insertion>
        </text:changed-region>
        <text:changed-region text:id="ct164427928">
          <text:deletion>
            <office:change-info>
              <dc:creator>ismeretlen</dc:creator>
              <dc:date>2006-10-15T23:12:00</dc:date>
            </office:change-info>
            <text:p text:style-name="Text_20_body">kimenetének</text:p>
          </text:deletion>
          <text:insertion>
            <office:change-info office:chg-author="Németh László" office:chg-date-time="2006-10-15T01:50:00"/>
          </text:insertion>
        </text:changed-region>
        <text:changed-region text:id="ct165161416">
          <text:insertion>
            <office:change-info>
              <dc:creator>ismeretlen</dc:creator>
              <dc:date>2006-10-15T23:12:00</dc:date>
            </office:change-info>
          </text:insertion>
        </text:changed-region>
        <text:changed-region text:id="ct289383912">
          <text:deletion>
            <office:change-info>
              <dc:creator>ismeretlen</dc:creator>
              <dc:date>2006-10-15T23:12:00</dc:date>
            </office:change-info>
            <text:p text:style-name="Text_20_body"><text:s/></text:p>
          </text:deletion>
          <text:insertion>
            <office:change-info office:chg-author="Németh László" office:chg-date-time="2006-10-15T01:50:00"/>
          </text:insertion>
        </text:changed-region>
        <text:changed-region text:id="ct288462448">
          <text:insertion>
            <office:change-info>
              <dc:creator>ismeretlen</dc:creator>
              <dc:date>2006-10-15T23:12:00</dc:date>
            </office:change-info>
          </text:insertion>
        </text:changed-region>
        <text:changed-region text:id="ct286413616">
          <text:insertion>
            <office:change-info>
              <dc:creator>Németh László</dc:creator>
              <dc:date>2006-10-15T01:50:00</dc:date>
            </office:change-info>
          </text:insertion>
        </text:changed-region>
        <text:changed-region text:id="ct162643888">
          <text:insertion>
            <office:change-info>
              <dc:creator>Németh László</dc:creator>
              <dc:date>2006-10-15T01:51:00</dc:date>
            </office:change-info>
          </text:insertion>
        </text:changed-region>
        <text:changed-region text:id="ct286790288">
          <text:insertion>
            <office:change-info>
              <dc:creator>Németh László</dc:creator>
              <dc:date>2006-10-15T01:52:00</dc:date>
            </office:change-info>
          </text:insertion>
        </text:changed-region>
        <text:changed-region text:id="ct280934824">
          <text:insertion>
            <office:change-info>
              <dc:creator>Németh László</dc:creator>
              <dc:date>2006-10-15T02:13:00</dc:date>
            </office:change-info>
          </text:insertion>
        </text:changed-region>
        <text:changed-region text:id="ct165323808">
          <text:insertion>
            <office:change-info>
              <dc:creator>Németh László</dc:creator>
              <dc:date>2006-10-15T01:50:00</dc:date>
            </office:change-info>
          </text:insertion>
        </text:changed-region>
        <text:changed-region text:id="ct283723736">
          <text:deletion>
            <office:change-info>
              <dc:creator>Németh László</dc:creator>
              <dc:date>2006-10-15T01:50:00</dc:date>
            </office:change-info>
            <text:p text:style-name="Text_20_body">ok</text:p>
          </text:deletion>
        </text:changed-region>
        <text:changed-region text:id="ct163083200">
          <text:insertion>
            <office:change-info>
              <dc:creator>Németh László</dc:creator>
              <dc:date>2006-10-15T01:50:00</dc:date>
            </office:change-info>
          </text:insertion>
        </text:changed-region>
        <text:changed-region text:id="ct164588496">
          <text:deletion>
            <office:change-info>
              <dc:creator>Németh László</dc:creator>
              <dc:date>2006-10-15T01:24:00</dc:date>
            </office:change-info>
            <text:p text:style-name="Text_20_body">teljesebb </text:p>
          </text:deletion>
        </text:changed-region>
        <text:changed-region text:id="ct160179976">
          <text:insertion>
            <office:change-info>
              <dc:creator>Németh László</dc:creator>
              <dc:date>2006-10-15T01:50:00</dc:date>
            </office:change-info>
          </text:insertion>
        </text:changed-region>
        <text:changed-region text:id="ct163014904">
          <text:insertion>
            <office:change-info>
              <dc:creator>Németh László</dc:creator>
              <dc:date>2006-10-15T02:10:00</dc:date>
            </office:change-info>
          </text:insertion>
        </text:changed-region>
        <text:changed-region text:id="ct160518968">
          <text:insertion>
            <office:change-info>
              <dc:creator>Németh László</dc:creator>
              <dc:date>2006-10-15T02:11:00</dc:date>
            </office:change-info>
          </text:insertion>
        </text:changed-region>
        <text:changed-region text:id="ct159380872">
          <text:deletion>
            <office:change-info>
              <dc:creator>ismeretlen</dc:creator>
              <dc:date>2006-10-15T23:12:00</dc:date>
            </office:change-info>
            <text:p text:style-name="Text_20_body"><text:s/></text:p>
          </text:deletion>
          <text:insertion>
            <office:change-info office:chg-author="Németh László" office:chg-date-time="2006-10-15T02:11:00"/>
          </text:insertion>
        </text:changed-region>
        <text:changed-region text:id="ct163451160">
          <text:insertion>
            <office:change-info>
              <dc:creator>Németh László</dc:creator>
              <dc:date>2006-10-15T02:11:00</dc:date>
            </office:change-info>
          </text:insertion>
        </text:changed-region>
        <text:changed-region text:id="ct280983584">
          <text:insertion>
            <office:change-info>
              <dc:creator>Németh László</dc:creator>
              <dc:date>2006-10-15T02:13:00</dc:date>
            </office:change-info>
          </text:insertion>
        </text:changed-region>
        <text:changed-region text:id="ct288071384">
          <text:insertion>
            <office:change-info>
              <dc:creator>Németh László</dc:creator>
              <dc:date>2006-10-15T01:31:00</dc:date>
            </office:change-info>
          </text:insertion>
        </text:changed-region>
        <text:changed-region text:id="ct160724008">
          <text:insertion>
            <office:change-info>
              <dc:creator>Németh László</dc:creator>
              <dc:date>2006-10-15T01:30:00</dc:date>
            </office:change-info>
          </text:insertion>
        </text:changed-region>
        <text:changed-region text:id="ct288021464">
          <text:deletion>
            <office:change-info>
              <dc:creator>Németh László</dc:creator>
              <dc:date>2006-10-15T01:30:00</dc:date>
            </office:change-info>
            <text:p text:style-name="Text_20_body">Alapszintű </text:p>
          </text:deletion>
        </text:changed-region>
        <text:changed-region text:id="ct278925016">
          <text:insertion>
            <office:change-info>
              <dc:creator>Németh László</dc:creator>
              <dc:date>2006-10-15T01:30:00</dc:date>
            </office:change-info>
          </text:insertion>
        </text:changed-region>
        <text:changed-region text:id="ct164653304">
          <text:deletion>
            <office:change-info>
              <dc:creator>Németh László</dc:creator>
              <dc:date>2006-10-15T01:31:00</dc:date>
            </office:change-info>
            <text:p text:style-name="Text_20_body">támogatás </text:p>
          </text:deletion>
        </text:changed-region>
        <text:changed-region text:id="ct157609888">
          <text:deletion>
            <office:change-info>
              <dc:creator>Németh László</dc:creator>
              <dc:date>2006-10-15T01:31:00</dc:date>
            </office:change-info>
            <text:p text:style-name="Text_20_body"><text:s/>kiterjesztés</text:p>
          </text:deletion>
        </text:changed-region>
        <text:changed-region text:id="ct164038088">
          <text:deletion>
            <office:change-info>
              <dc:creator>Németh László</dc:creator>
              <dc:date>2006-10-15T01:28:00</dc:date>
            </office:change-info>
            <text:p text:style-name="Text_20_body">á</text:p>
          </text:deletion>
        </text:changed-region>
        <text:changed-region text:id="ct285833672">
          <text:deletion>
            <office:change-info>
              <dc:creator>Németh László</dc:creator>
              <dc:date>2006-10-15T01:31:00</dc:date>
            </office:change-info>
            <text:p text:style-name="Text_20_body">nak</text:p>
          </text:deletion>
        </text:changed-region>
        <text:changed-region text:id="ct163373440">
          <text:insertion>
            <office:change-info>
              <dc:creator>Németh László</dc:creator>
              <dc:date>2006-10-15T01:31:00</dc:date>
            </office:change-info>
          </text:insertion>
        </text:changed-region>
        <text:changed-region text:id="ct163605504">
          <text:insertion>
            <office:change-info>
              <dc:creator>Németh László</dc:creator>
              <dc:date>2006-10-15T01:32:00</dc:date>
            </office:change-info>
          </text:insertion>
        </text:changed-region>
        <text:changed-region text:id="ct286759376">
          <text:deletion>
            <office:change-info>
              <dc:creator>Németh László</dc:creator>
              <dc:date>2006-10-15T01:31:00</dc:date>
            </office:change-info>
            <text:p text:style-name="Text_20_body">hez</text:p>
          </text:deletion>
        </text:changed-region>
        <text:changed-region text:id="ct158848328">
          <text:insertion>
            <office:change-info>
              <dc:creator>Németh László</dc:creator>
              <dc:date>2006-10-15T01:31:00</dc:date>
            </office:change-info>
          </text:insertion>
        </text:changed-region>
        <text:changed-region text:id="ct280805480">
          <text:deletion>
            <office:change-info>
              <dc:creator>Németh László</dc:creator>
              <dc:date>2006-10-15T01:32:00</dc:date>
            </office:change-info>
            <text:p text:style-name="Text_20_body">Új helységadatok felvétele</text:p>
          </text:deletion>
        </text:changed-region>
        <text:changed-region text:id="ct287799144">
          <text:insertion>
            <office:change-info>
              <dc:creator>Németh László</dc:creator>
              <dc:date>2006-10-15T01:32:00</dc:date>
            </office:change-info>
          </text:insertion>
        </text:changed-region>
        <text:changed-region text:id="ct282522072">
          <text:deletion>
            <office:change-info>
              <dc:creator>Németh László</dc:creator>
              <dc:date>2006-10-15T01:32:00</dc:date>
            </office:change-info>
            <text:list text:style-name="Bejelentéslista">
              <text:list-item>
                <text:p text:style-name="P1"/>
              </text:list-item>
              <text:list-item>
                <text:p text:style-name="P1">Új sablonelhelyezési eljárás bevezetése a kiterjesztések jobb támogatása érdekében</text:p>
              </text:list-item>
            </text:list>
          </text:deletion>
        </text:changed-region>
        <text:changed-region text:id="ct160936336">
          <text:deletion>
            <office:change-info>
              <dc:creator>Németh László</dc:creator>
              <dc:date>2006-10-15T01:49:00</dc:date>
            </office:change-info>
            <text:list text:style-name="Bejelentéslista">
              <text:list-item>
                <text:p text:style-name="P1"/>
              </text:list-item>
              <text:list-item>
                <text:p text:style-name="P1">Impress-ben és Draw-ban a grafikus elemek közvetlen fájlba mentése a helyi menün keresztül</text:p>
              </text:list-item>
            </text:list>
          </text:deletion>
        </text:changed-region>
        <text:changed-region text:id="ct156818792">
          <text:deletion>
            <office:change-info>
              <dc:creator>Németh László</dc:creator>
              <dc:date>2006-10-15T01:46:00</dc:date>
            </office:change-info>
            <text:list text:style-name="Bejelentéslista">
              <text:list-item>
                <text:p text:style-name="P1"/>
              </text:list-item>
              <text:list-item>
                <text:p text:style-name="P1">Calc HTML </text:p>
              </text:list-item>
            </text:list>
          </text:deletion>
        </text:changed-region>
        <text:changed-region text:id="ct162954024">
          <text:deletion>
            <office:change-info>
              <dc:creator>Németh László</dc:creator>
              <dc:date>2006-10-15T01:37:00</dc:date>
            </office:change-info>
            <text:p text:style-name="Text_20_body">importálás</text:p>
          </text:deletion>
        </text:changed-region>
        <text:changed-region text:id="ct163425464">
          <text:deletion>
            <office:change-info>
              <dc:creator>Németh László</dc:creator>
              <dc:date>2006-10-15T01:46:00</dc:date>
            </office:change-info>
            <text:p text:style-name="Text_20_body"><text:s/>fejlesztése</text:p>
          </text:deletion>
        </text:changed-region>
        <text:changed-region text:id="ct285281032">
          <text:deletion>
            <office:change-info>
              <dc:creator>Németh László</dc:creator>
              <dc:date>2006-10-15T01:37:00</dc:date>
            </office:change-info>
            <text:p text:style-name="Text_20_body">k</text:p>
          </text:deletion>
        </text:changed-region>
        <text:changed-region text:id="ct158760152">
          <text:deletion>
            <office:change-info>
              <dc:creator>Németh László</dc:creator>
              <dc:date>2006-10-15T01:47:00</dc:date>
            </office:change-info>
            <text:list text:style-name="Bejelentéslista">
              <text:list-item>
                <text:p text:style-name="P1"/>
              </text:list-item>
              <text:list-item>
                <text:p text:style-name="P1"/>
              </text:list-item>
            </text:list>
          </text:deletion>
        </text:changed-region>
        <text:changed-region text:id="ct103305456">
          <text:deletion>
            <office:change-info>
              <dc:creator>Németh László</dc:creator>
              <dc:date>2006-10-15T01:43:00</dc:date>
            </office:change-info>
            <text:p text:style-name="Text_20_body">Writerből lehetőség van a dokumentumok </text:p>
          </text:deletion>
        </text:changed-region>
        <text:changed-region text:id="ct159379672">
          <text:deletion>
            <office:change-info>
              <dc:creator>Németh László</dc:creator>
              <dc:date>2006-10-15T01:33:00</dc:date>
            </office:change-info>
            <text:p text:style-name="Text_20_body">LaTex</text:p>
          </text:deletion>
        </text:changed-region>
        <text:changed-region text:id="ct165898168">
          <text:deletion>
            <office:change-info>
              <dc:creator>Németh László</dc:creator>
              <dc:date>2006-10-15T01:47:00</dc:date>
            </office:change-info>
            <text:p text:style-name="Text_20_body"><text:s/></text:p>
          </text:deletion>
        </text:changed-region>
        <text:changed-region text:id="ct106338528">
          <text:deletion>
            <office:change-info>
              <dc:creator>Németh László</dc:creator>
              <dc:date>2006-10-15T01:43:00</dc:date>
            </office:change-info>
            <text:p text:style-name="Text_20_body">formátumú </text:p>
          </text:deletion>
        </text:changed-region>
        <text:changed-region text:id="ct165807024">
          <text:deletion>
            <office:change-info>
              <dc:creator>Németh László</dc:creator>
              <dc:date>2006-10-15T01:38:00</dc:date>
            </office:change-info>
            <text:p text:style-name="Text_20_body">exportjára</text:p>
          </text:deletion>
        </text:changed-region>
        <text:changed-region text:id="ct160308568">
          <text:deletion>
            <office:change-info>
              <dc:creator>Németh László</dc:creator>
              <dc:date>2006-10-15T01:47:00</dc:date>
            </office:change-info>
            <text:list text:style-name="Bejelentéslista">
              <text:list-item>
                <text:p text:style-name="P1"/>
              </text:list-item>
              <text:list-item>
                <text:p text:style-name="P1">WordPerfect dokumentumok importálásnak és exportálásnak továbbfejlesztése</text:p>
              </text:list-item>
            </text:list>
          </text:deletion>
        </text:changed-region>
        <text:changed-region text:id="ct156663200">
          <text:insertion>
            <office:change-info>
              <dc:creator>Németh László</dc:creator>
              <dc:date>2006-10-15T02:13:00</dc:date>
            </office:change-info>
          </text:insertion>
        </text:changed-region>
        <text:changed-region text:id="ct289416328">
          <text:deletion>
            <office:change-info>
              <dc:creator>Németh László</dc:creator>
              <dc:date>2006-10-15T02:14:00</dc:date>
            </office:change-info>
            <text:p text:style-name="Text_20_body">azonnal dokumentumot </text:p>
          </text:deletion>
        </text:changed-region>
        <text:changed-region text:id="ct160014640">
          <text:insertion>
            <office:change-info>
              <dc:creator>ismeretlen</dc:creator>
              <dc:date>2006-10-15T23:11:00</dc:date>
            </office:change-info>
          </text:insertion>
        </text:changed-region>
        <text:changed-region text:id="ct163270280">
          <text:deletion>
            <office:change-info>
              <dc:creator>ismeretlen</dc:creator>
              <dc:date>2006-10-15T23:11:00</dc:date>
            </office:change-info>
            <text:p text:style-name="Text_20_body"><text:s/></text:p>
          </text:deletion>
        </text:changed-region>
        <text:changed-region text:id="ct160809272">
          <text:format-change>
            <office:change-info>
              <dc:creator>Németh László</dc:creator>
              <dc:date>2006-10-15T02:16:00</dc:date>
            </office:change-info>
          </text:format-change>
        </text:changed-region>
        <text:changed-region text:id="ct281366216">
          <text:deletion>
            <office:change-info>
              <dc:creator>ismeretlen</dc:creator>
              <dc:date>2006-10-15T23:11:00</dc:date>
            </office:change-info>
            <text:p text:style-name="Text_20_body"><text:a xlink:type="simple" xlink:href="http://www.openoffice.org/security/bulletin-20060629.html"><text:s/></text:a></text:p>
          </text:deletion>
          <text:insertion>
            <office:change-info office:chg-author="Németh László" office:chg-date-time="2006-10-15T02:16:00"/>
          </text:insertion>
        </text:changed-region>
        <text:changed-region text:id="ct162764768">
          <text:format-change>
            <office:change-info>
              <dc:creator>ismeretlen</dc:creator>
              <dc:date>2006-10-15T23:11:00</dc:date>
            </office:change-info>
          </text:format-change>
        </text:changed-region>
        <text:changed-region text:id="ct157606056">
          <text:insertion>
            <office:change-info>
              <dc:creator>Németh László</dc:creator>
              <dc:date>2006-10-15T02:17:00</dc:date>
            </office:change-info>
          </text:insertion>
        </text:changed-region>
        <text:changed-region text:id="ct286881632">
          <text:insertion>
            <office:change-info>
              <dc:creator>Németh László</dc:creator>
              <dc:date>2006-10-15T02:18:00</dc:date>
            </office:change-info>
          </text:insertion>
        </text:changed-region>
        <text:changed-region text:id="ct103208576">
          <text:deletion>
            <office:change-info>
              <dc:creator>Németh László</dc:creator>
              <dc:date>2006-10-15T02:18:00</dc:date>
            </office:change-info>
            <text:p text:style-name="Standard"><text:s/>program</text:p>
          </text:deletion>
        </text:changed-region>
        <text:changed-region text:id="ct286015392">
          <text:deletion>
            <office:change-info>
              <dc:creator>Németh László</dc:creator>
              <dc:date>2006-10-15T02:17:00</dc:date>
            </office:change-info>
            <text:p text:style-name="Standard">ét</text:p>
          </text:deletion>
        </text:changed-region>
        <text:changed-region text:id="ct280805784">
          <text:insertion>
            <office:change-info>
              <dc:creator>Németh László</dc:creator>
              <dc:date>2006-10-15T02:17:00</dc:date>
            </office:change-info>
          </text:insertion>
        </text:changed-region>
        <text:changed-region text:id="ct160548352">
          <text:deletion>
            <office:change-info>
              <dc:creator>Németh László</dc:creator>
              <dc:date>2006-10-15T02:22:00</dc:date>
            </office:change-info>
            <text:p text:style-name="Standard">ek</text:p>
          </text:deletion>
        </text:changed-region>
        <text:changed-region text:id="ct159989992">
          <text:insertion>
            <office:change-info>
              <dc:creator>Németh László</dc:creator>
              <dc:date>2006-10-15T02:19:00</dc:date>
            </office:change-info>
          </text:insertion>
        </text:changed-region>
        <text:changed-region text:id="ct278966400">
          <text:insertion>
            <office:change-info>
              <dc:creator>Németh László</dc:creator>
              <dc:date>2006-10-15T02: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jelentés</text:h>
      <text:p text:style-name="P2"><text:date style:data-style-name="N76" text:date-value="2006-06-30T14:33:09.82" text:fixed="true" text:date-adjust="PT2592H00M00S">2006. október 16.</text:date></text:p>
      <text:h text:style-name="Heading_20_2" text:outline-level="2">OpenOffice.org <text:user-defined text:name="Verzió">2.0.4</text:user-defined> magyar változat</text:h>
      <text:p text:style-name="Standard">Az OpenOffice.org Közösség és az FSF.hu Alapítvány örömmel jelenti be<text:change text:change-id="ct160245744"/><text:change-start text:change-id="ct157906896"/> <text:change-end text:change-id="ct157906896"/>az OpenOffice.org irodai programcsomag legújabb, <text:user-defined text:name="Verzió">2.0.4</text:user-defined>-es verziój<text:change text:change-id="ct282259696"/><text:change-start text:change-id="ct159175168"/>át<text:change-end text:change-id="ct159175168"/>. A<text:change text:change-id="ct161430224"/><text:change-start text:change-id="ct156708256"/> programcsomag <text:change-end text:change-id="ct156708256"/><text:change text:change-id="ct161353208"/><text:change text:change-id="ct163713832"/>Windows és Linux <text:change text:change-id="ct164507656"/><text:change-start text:change-id="ct162618576"/>változata <text:change-end text:change-id="ct162618576"/><text:change-start text:change-id="ct158277048"/>letölthető a <text:a xlink:type="simple" xlink:href="http://hu.openoffice.org/">http://hu.openoffice.org</text:a> címről.<text:change-end text:change-id="ct158277048"/></text:p>
      <text:h text:style-name="Heading_20_2" text:outline-level="2">Hat év kitartó és eredményes munka</text:h>
      <text:p text:style-name="Standard">A hatodik születésnapját új kiadással ünneplő OpenOffice.org projekt irodai programcsomagját, számos országban használják, s népszerűségét jól mutatja, hogy az eltelt hat év alatt több<text:change-start text:change-id="ct157412496"/>,<text:change-end text:change-id="ct157412496"/> mint 70 millió programletöltést regisztráltak a központi honlapról. Ezt a számot tovább növeli az egyéb letöltési források (Linux disztribúciók, egyedi terjesztések) letöltési és értékesítési adatai<text:change-start text:change-id="ct102845592"/>,<text:change-end text:change-id="ct102845592"/> valamint a különféle magazinok (CD és DVD mellékletek) és a CD küldő szolgálatok eladási adatai. Ezeknek megfelelően termékünk – az ingyenes OpenOffice.org irodai programcsomag – a legnépszerűbb nyílt forráskódú fejlesztési modellben készített irodai programcsomag. Arra kérjük tehát, hogy töltse le, telepítse és ismerje meg termékünket, s visszajelzéseivel, a közösségünk segítésével vagy egyéb hozzájárulásával tegye jobbá az OpenOffice.org-ot, az Ön irodai programcsomagját.</text:p>
      <text:h text:style-name="P3" text:outline-level="2">OpenOffice.org <text:span text:style-name="T1"><text:user-defined text:name="Verzió">2.0.4</text:user-defined></text:span> – szövegszerkesztő, táblázatkezelő, bemutatókészítő alkalmazás és még sok egyéb<text:span text:style-name="T2">…</text:span></text:h>
      <text:p text:style-name="Standard">Az OpenOffice.org <text:user-defined text:name="Verzió">2.0.4</text:user-defined> egy nyílt <text:change text:change-id="ct163241752"/>forráskódú, ingyenes, nagy tudású irodai programcsomag, amely kiválóan alkalmas szövegszerkesztési, táblázatkezelési, bemutatókészítési, adatbázis-kezelési és rajzolási feladatok megvalósítására számos operációs rendszer alatt. A programcsomag a kor igényeinek megfelelő eszköz, amelynek működése nagymértékben hasonlít a kereskedelmi forgalomban lévő hasonló célú programcsomagokhoz. De azokkal ellentétben, az OpenOffice.org teljesen ingyenes és szabadon használható tetszőleges számú számítógépen, bármilyen célra, magánszemélyek és vállalkozások esetében egyaránt.</text:p>
      <text:p text:style-name="Standard">Az OpenOffice.org fejlesztését a Sun Microsystems végzi több céggel és az OpenOffice.org önkéntes közösségével együttműködve. Magyarországon a honosítást és fejlesztést az FSF.hu Alapítvány koordinálja a Sun Microsystems Magyarországgal karöltve, szintén az önkéntes közösség segítségével. Az OpenOffice.org technikai támogatása önkéntes, közösség alapú és nem garantált.</text:p>
      <text:p text:style-name="Standard">Az OpenOffice.org 2.0-<text:change text:change-id="ct162649600"/>s, 2.0.1-es, 2.0.2-es, 2.0.3-as és 2.0.4-es verzióban számtalan újdonság jelent meg.<text:change text:change-id="ct156000808"/><text:change-start text:change-id="ct288589472"/> <text:change-end text:change-id="ct288589472"/>Tekintsük át melyek is ezek:</text:p>
      <text:h text:style-name="Heading_20_2" text:outline-level="2">Újdonságok az OpenOffice.org <text:span text:style-name="T1"><text:user-defined text:name="Verzió">2.0.4</text:user-defined></text:span><text:span text:style-name="T1"> </text:span>verziójában</text:h>
      <text:list text:style-name="Bejelentéslista">
        <text:list-item text:start-value="1">
          <text:p text:style-name="P1">Általános hibajavítások és teljesítménynövelés<text:change-start text:change-id="ct162641168"/></text:p>
        </text:list-item>
        <text:list-item>
          <text:p text:style-name="P1"><text:change-end text:change-id="ct162641168"/><text:change-start text:change-id="ct162196560"/>Biztonsági és titkosítási lehetőségek bevezetése a PDF kimenetben</text:p>
        </text:list-item>
        <text:list-item>
          <text:p text:style-name="P1"><text:change-end text:change-id="ct162196560"/><text:change-start text:change-id="ct167445312"/>Nagyobb kompatibilitás (<text:change-end text:change-id="ct167445312"/><text:change text:change-id="ct162311424"/><text:change text:change-id="ct157489360"/><text:change text:change-id="ct161348936"/><text:change text:change-id="ct102552376"/><text:change text:change-id="ct164447568"/><text:change text:change-id="ct160757608"/><text:change text:change-id="ct161239520"/><text:change text:change-id="ct157545400"/><text:change text:change-id="ct164499368"/><text:change text:change-id="ct287546136"/><text:change text:change-id="ct278878888"/><text:change text:change-id="ct162627504"/><text:change text:change-id="ct281837176"/><text:change-start text:change-id="ct166413240"/>Calc HTML <text:change-end text:change-id="ct166413240"/><text:change text:change-id="ct164427928"/><text:change-start text:change-id="ct165161416"/>importálás<text:change-end text:change-id="ct165161416"/><text:change text:change-id="ct289383912"/><text:change-start text:change-id="ct288462448"/> <text:change-end text:change-id="ct288462448"/><text:change-start text:change-id="ct286413616"/>fejlesztése; <text:change-end text:change-id="ct286413616"/><text:change-start text:change-id="ct162643888"/>a tudományos <text:change-end text:change-id="ct162643888"/><text:change-start text:change-id="ct286790288"/>szövegszerkesztésben népszerű LaTeX formátum támogatása a Writerben; <text:change-end text:change-id="ct286790288"/><text:change-start text:change-id="ct280934824"/>a <text:change-end text:change-id="ct280934824"/>KDE <text:change-start text:change-id="ct165323808"/>grafikus felület <text:change-end text:change-id="ct165323808"/>rendszerbeállítás<text:change text:change-id="ct283723736"/><text:change-start text:change-id="ct163083200"/>ainak<text:change-end text:change-id="ct163083200"/> <text:change text:change-id="ct164588496"/>átvétele<text:change-start text:change-id="ct160179976"/> Linux és egyéb operációs rendszerek alatt;<text:change-end text:change-id="ct160179976"/><text:change-start text:change-id="ct163014904"/> WordPerfect dokumentumok importálásának és exportálás<text:change-end text:change-id="ct163014904"/><text:change-start text:change-id="ct160518968"/>ának<text:change-end text:change-id="ct160518968"/><text:change text:change-id="ct159380872"/><text:change-start text:change-id="ct163451160"/> javítása<text:change-end text:change-id="ct163451160"/><text:change-start text:change-id="ct280983584"/>)<text:change-end text:change-id="ct280983584"/></text:p>
        </text:list-item>
        <text:list-item>
          <text:p text:style-name="P1"><text:change-start text:change-id="ct288071384"/>Kiemelt<text:change-end text:change-id="ct288071384"/><text:change-start text:change-id="ct160724008"/> támogatás a kiegészítések fejlesztőinek (<text:change-end text:change-id="ct160724008"/><text:change text:change-id="ct288021464"/><text:change-start text:change-id="ct278925016"/>például <text:change-end text:change-id="ct278925016"/><text:change text:change-id="ct164653304"/>a<text:change text:change-id="ct157609888"/> függőségi viszony<text:change text:change-id="ct164038088"/><text:change text:change-id="ct285833672"/><text:change-start text:change-id="ct163373440"/>ok<text:change-end text:change-id="ct163373440"/><text:change-start text:change-id="ct163605504"/>, frissítések vagy a sablonok<text:change-end text:change-id="ct163605504"/> kezelésé<text:change text:change-id="ct286759376"/><text:change-start text:change-id="ct158848328"/>ben)<text:change-end text:change-id="ct158848328"/></text:p>
        </text:list-item>
        <text:list-item>
          <text:p text:style-name="P1"><text:change text:change-id="ct280805480"/><text:change-start text:change-id="ct287799144"/>Még több nyelv támogatása<text:change-end text:change-id="ct287799144"/><text:change text:change-id="ct282522072"/><text:change text:change-id="ct160936336"/><text:change text:change-id="ct156818792"/><text:change text:change-id="ct162954024"/><text:change text:change-id="ct163425464"/><text:change text:change-id="ct285281032"/><text:change text:change-id="ct158760152"/><text:change text:change-id="ct103305456"/><text:change text:change-id="ct159379672"/><text:change text:change-id="ct165898168"/><text:change text:change-id="ct106338528"/><text:change text:change-id="ct165807024"/><text:change text:change-id="ct160308568"/></text:p>
        </text:list-item>
      </text:list>
      <text:p text:style-name="Text_20_body">A fejlesztések, javítások részletes listája elérhető a következő linken:</text:p>
      <text:list text:style-name="L2">
        <text:list-header>
          <text:p text:style-name="P4">(<text:a xlink:type="simple" xlink:href="http://development.openoffice.org/releases/2.0.4.html" text:style-name="Internet_20_link" text:visited-style-name="Visited_20_Internet_20_Link">http://development.openoffice.org/releases/</text:a><text:a xlink:type="simple" xlink:href="http://development.openoffice.org/releases/2.0.4.html" text:style-name="Internet_20_link" text:visited-style-name="Visited_20_Internet_20_Link"><text:span text:style-name="T3">2.0.4</text:span></text:a><text:a xlink:type="simple" xlink:href="http://development.openoffice.org/releases/2.0.4.html" text:style-name="Internet_20_link" text:visited-style-name="Visited_20_Internet_20_Link">.html</text:a>)</text:p>
        </text:list-header>
      </text:list>
      <text:h text:style-name="Heading_20_2" text:outline-level="2">Újdonságok az OpenOffice.org <text:span text:style-name="T1">2.0.3 </text:span>verziójában</text:h>
      <text:list text:style-name="Bejelentéslista">
        <text:list-item text:start-value="1">
          <text:p text:style-name="P1">Tovább javított kompatibilitás a Microsoft Office fájlformátumaival</text:p>
        </text:list-item>
        <text:list-item>
          <text:p text:style-name="P1">E<text:change-start text:change-id="ct156663200"/>-<text:change-end text:change-id="ct156663200"/>mail küldési lehetőség bővítése</text:p>
          <text:list>
            <text:list-item>
              <text:p text:style-name="P1">Az OpenOffice.org képes a Fájl menü küldés almenüjéből az OpenDocument és PDF formátumok mellett most már Microsoft Office fájlformátumokban is <text:change text:change-id="ct289416328"/>csatoltan küldeni.</text:p>
            </text:list-item>
          </text:list>
        </text:list-item>
        <text:list-item>
          <text:p text:style-name="P1">Még több beállítási opció PDF-dokumentumok előállításakor</text:p>
          <text:list>
            <text:list-item>
              <text:p text:style-name="P1">Az PDF-exportálást beállító párbeszédablak három laposra bővült. Ezentúl megadható, hogy a PDF-néző program (például: Adobe Acrobat Reader) milyen alapbeállításokkal nyissa meg az exportált PDF-fájt. Például: teljes képernyő, eszköztár és menü eltüntetése, könyvjelzők vagy miniatűrök megjelenítése stb.</text:p>
            </text:list-item>
          </text:list>
        </text:list-item>
        <text:list-item>
          <text:p text:style-name="P1">Magyar függvénynevek a Súgóban</text:p>
          <text:list>
            <text:list-item>
              <text:p text:style-name="P1">Egyelőre csak az FSF.hu változatban a Calc Súgója tartalmazza a magyar Excel függvényneveit. Például ha valaki nem tudja, hogy az FKERES függvénynek mi a megfelelője a Calcban, most már a Súgó tárgymutatójában megtalálja, hogy "FKERES lásd: VLOOKUP".</text:p>
            </text:list-item>
          </text:list>
        </text:list-item>
        <text:list-item>
          <text:p text:style-name="P1">Továbbfejlesztett CSV fájl mentés</text:p>
          <text:list>
            <text:list-item>
              <text:p text:style-name="P1">A strukturált szövegbe (CSV) mentéskor mostantól megadható, hogy az adatokat a megjelenésük vagy az értékük szerint mentse-e a program, azaz vegye-e figyelembe a cellára megadott számformátumot, vagy csak a nyers adatot kezelje. Az alapértelmezés a megjelenés szerinti mentés. Fontos figyelembe venni, hogy a számformátumtól függően a mentett adat esetleg nem olvasható vissza később számként.</text:p>
            </text:list-item>
          </text:list>
        </text:list-item>
        <text:list-item>
          <text:p text:style-name="P1">Precízebb helyesírás-ellenőrzés és elválasztás a Magyar Ispell 1.1-el</text:p>
          <text:list>
            <text:list-item>
              <text:p text:style-name="P1">A magyar helyesírási szótár legújabb, javított verziója kerül be az FSF.hu által kiadott magyar OOo-ba.</text:p>
            </text:list-item>
          </text:list>
        </text:list-item>
        <text:list-item>
          <text:p text:style-name="P1">Magyar nyelvű tárgymutató fejlesztései</text:p>
          <text:list>
            <text:list-item>
              <text:p text:style-name="P1">A magyar nyelvű tárgymutató készítésénél a két vagy három karakterből álló betűkkel (cs, dz, dzs, gy, ny, sz, ty, zs) kezdődő tárgymutató-bejegyzések külön csoportba szerveződnek. A betűrendbe sorolásnál e több karakterből álló betűk a magyar betűrend szerinti helyükre kerülnek.</text:p>
            </text:list-item>
          </text:list>
        </text:list-item>
        <text:list-item>
          <text:p text:style-name="P1">UTF-8 kódolású szövegfájlok a Base adatbázis-kezelő programban</text:p>
          <text:list>
            <text:list-item>
              <text:p text:style-name="P1">Mostantól beolvastathatunk UTF-8 kódolású strukturált szövegfájlokat (CSV) a Base programmal, azaz lehetőségünk van ezt a karakterkódolást kiválasztani a Szerkesztés - Adatbázis - Tulajdonságok párbeszédablak Karakterkészlet listájából.</text:p>
            </text:list-item>
          </text:list>
        </text:list-item>
        <text:list-item>
          <text:p text:style-name="P1">Objektumok elnevezése</text:p>
          <text:list>
            <text:list-item>
              <text:p text:style-name="P1">A képeken, OLE-objektumokon és csoportokon kívül most már a többi rajzobjektum is ellátható névvel a Calc programban is. Minden objektumtípus helyi menüjében megjelenik az Objektum elnevezése... menüparancs.</text:p>
            </text:list-item>
          </text:list>
        </text:list-item>
        <text:list-item>
          <text:p text:style-name="P1">Hibajavítások</text:p>
        </text:list-item>
        <text:list-item>
          <text:p text:style-name="P1">Megnövelt teljesítmény (egyes esetekben akár 23%-os gyorsulás)</text:p>
        </text:list-item>
        <text:list-item>
          <text:p text:style-name="P1">A felhasználói felület javításai</text:p>
        </text:list-item>
        <text:list-item>
          <text:p text:style-name="P1">Biztonsági javítások</text:p>
          <text:list>
            <text:list-item>
              <text:p text:style-name="P1">Belső kódellenőrzés során három potenciális sebezhetőséget fedeztek fel a fejlesztők. A hibákat kihasználó rosszindulatú kódok még nem ismeretesek, de mindenkinek javasolt, hogy minél előbb térjen át az OpenOffice.org legújabb verziójára.<text:change-start text:change-id="ct160014640"/></text:p>
            </text:list-item>
            <text:list-item>
              <text:p text:style-name="P1"><text:change-end text:change-id="ct160014640"/><text:change text:change-id="ct163270280"/>(<text:change-start text:change-id="ct160809272"/><text:a xlink:type="simple" xlink:href="http://www.openoffice.org/security/bulletin-20060629.html">http://www.openoffice.org/security/</text:a><text:change-end text:change-id="ct160809272"/><text:change text:change-id="ct281366216"/><text:change-start text:change-id="ct162764768"/><text:a xlink:type="simple" xlink:href="http://www.openoffice.org/security/bulletin-20060629.html">bulletin-20060629.html</text:a><text:change-end text:change-id="ct162764768"/>)</text:p>
            </text:list-item>
          </text:list>
        </text:list-item>
        <text:list-item>
          <text:p text:style-name="P1">Még több nyelvi változat</text:p>
        </text:list-item>
        <text:list-item>
          <text:p text:style-name="P1">Beépített frissítéskereső eljárás (jelenleg nem elérhető az OpenOffice.org FSF.hu változataiban)</text:p>
        </text:list-item>
      </text:list>
      <text:p text:style-name="Text_20_body">A fejlesztések, javítások részletes listája elérhető a következő linken:</text:p>
      <text:list text:style-name="L2">
        <text:list-header>
          <text:p text:style-name="P4">(<text:a xlink:type="simple" xlink:href="http://development.openoffice.org/releases/2.0.3.html" text:style-name="Internet_20_link" text:visited-style-name="Visited_20_Internet_20_Link">http://development.openoffice.org/releases/</text:a><text:a xlink:type="simple" xlink:href="http://development.openoffice.org/releases/2.0.3.html" text:style-name="Internet_20_link" text:visited-style-name="Visited_20_Internet_20_Link"><text:span text:style-name="T3">2.0.3</text:span></text:a><text:a xlink:type="simple" xlink:href="http://development.openoffice.org/releases/2.0.3.html" text:style-name="Internet_20_link" text:visited-style-name="Visited_20_Internet_20_Link">.html</text:a>)</text:p>
        </text:list-header>
      </text:list>
      <text:h text:style-name="Heading_20_2" text:outline-level="2">Újdonságok az OpenOffice.org <text:span text:style-name="T1">2.0.2</text:span> verziójában</text:h>
      <text:list text:style-name="Bejelentéslista">
        <text:list-item text:start-value="1">
          <text:p text:style-name="P1">Tovább finomított helyesírás-ellenőrzés</text:p>
        </text:list-item>
        <text:list-item>
          <text:p text:style-name="P1">Az alapértelmezett Bitsteram Vera betűkészlet lecserélése a hazai igényeknek jobban megfelelő DejaVu betűkészletre (<text:a xlink:type="simple" xlink:href="http://dejavu.sourceforge.net/">http://dejavu.sourceforge.net/</text:a>)</text:p>
        </text:list-item>
        <text:list-item>
          <text:p text:style-name="P1">Corel Quattro Pro 6.0 importszűrő</text:p>
        </text:list-item>
        <text:list-item>
          <text:p text:style-name="P1">Javított ikonkészlet a Windows operációs rendszerekre szánt verzióknál</text:p>
        </text:list-item>
        <text:list-item>
          <text:p text:style-name="P1">4-40%-al gyorsított Word-dokumentum importálási sebesség</text:p>
        </text:list-item>
        <text:list-item>
          <text:p text:style-name="P1">40 elemre bővített Betűbűvész-képtár</text:p>
        </text:list-item>
        <text:list-item>
          <text:p text:style-name="P1">A Linuxos KDE címjegyzék használatának lehetősége adatforrásként</text:p>
        </text:list-item>
        <text:list-item>
          <text:p text:style-name="P1">Természetes rendezési algoritmus használatának lehetősége Calcban</text:p>
          <text:list>
            <text:list-item>
              <text:p text:style-name="P1">A természetes rendezés egy rendezési algoritmus, amely az elemeket a számértékük alapján rendezi ahelyett, hogy a hagyományos módszert alkalmazná, amely a karakterláncok összehasonlításán alapul. Tegyük fel például, hogy a következő sorozatot kell rendezni: A1, A2, A3, A4, A5, A6, ..., A19, A20, A21. Ha ezeket az értékeket cellákba írná be, és a hagyományos rendezést alkalmazná, a sorrend A1, A11, A12, A13, ..., A19, A2, A20, A21, A3, A4, A5, ..., A9 lenne.</text:p>
            </text:list-item>
          </text:list>
        </text:list-item>
        <text:list-item>
          <text:p text:style-name="P1">A felhasználói felület fordításának javításai</text:p>
        </text:list-item>
        <text:list-item>
          <text:p text:style-name="P1">Általános hibajavítások és teljesítménynövelés.</text:p>
        </text:list-item>
      </text:list>
      <text:p text:style-name="Text_20_body">A fejlesztések, javítások részletes listája elérhető a következő linken:</text:p>
      <text:list text:style-name="L2">
        <text:list-header>
          <text:p text:style-name="P4">(<text:a xlink:type="simple" xlink:href="http://development.openoffice.org/releases/2.0.2.html">http://development.openoffice.org/releases/</text:a><text:a xlink:type="simple" xlink:href="http://development.openoffice.org/releases/2.0.2.html"><text:span text:style-name="T3">2.0.2</text:span></text:a><text:a xlink:type="simple" xlink:href="http://development.openoffice.org/releases/2.0.2.html">.html</text:a>)</text:p>
        </text:list-header>
      </text:list>
      <text:h text:style-name="Heading_20_2" text:outline-level="2">Újdonságok az OpenOffice.org 2.0.1 verziójában</text:h>
      <text:list text:style-name="Bejelentéslista">
        <text:list-item text:start-value="1">
          <text:p text:style-name="P1">Teljesen lefordított, magyar nyelvű súgó és részletes tippek</text:p>
          <text:list>
            <text:list-item>
              <text:p text:style-name="P1">A súgót a Sun fordíttatta le a magyar StarOffice 8 számára, majd elérhetővé tette a fordítást az magyar OpenOffice.org számára is.</text:p>
            </text:list-item>
          </text:list>
        </text:list-item>
        <text:list-item>
          <text:p text:style-name="P1">Átváltható ikontéma (standard, GNOME, KDE és kontrasztos)</text:p>
          <text:list>
            <text:list-item>
              <text:p text:style-name="P1">Az Eszközök - Beállítások – OpenOffice.org - Nézet panelen válthatunk az ikontémák között, ami egyébként igyekszik meghatározni a megfelelő alapértelmezést, azaz GNOME alatt az Industrial, KDE alatt a Crystal, Windows alatt a <text:s/>Alapértelmezett téma jelenik meg alapból. Gyengénlátó felhasználók számára lehetőség van a kontrasztos ikontémát beállítani.</text:p>
            </text:list-item>
          </text:list>
        </text:list-item>
        <text:list-item>
          <text:p text:style-name="P1">Kettőzött többjegyű mássalhangzók elválasztása</text:p>
          <text:list>
            <text:list-item>
              <text:p text:style-name="P1">Eddig a kettőzött többjegyű mássalhangzók tiltott volt, most már engedélyeztett, és a helyes eredményt szolgáltatja. Például az "asszony" szól elválasztása "asz-szony" lesz (eddig nem választódott el).</text:p>
            </text:list-item>
          </text:list>
        </text:list-item>
        <text:list-item>
          <text:p text:style-name="P1">Javítottuk a magyar ábécésorrendbe rendezésért felelős programrészt, mert voltak apróbb hiányosságai.</text:p>
        </text:list-item>
        <text:list-item>
          <text:p text:style-name="P1">KDE téma átvétele Linuxon</text:p>
        </text:list-item>
        <text:list-item>
          <text:p text:style-name="P1">Részletes tippek alapból bekapcsolva</text:p>
        </text:list-item>
        <text:list-item>
          <text:p text:style-name="P1">Writer2LaTex exportszűrő</text:p>
          <text:list>
            <text:list-item>
              <text:p text:style-name="P1">Nevével ellentétben nemcsak LaTeX és BibTeX, hanem XHTML és XHTML+MathML formátumban is képes exportálni a dokumentumokat.</text:p>
            </text:list-item>
          </text:list>
        </text:list-item>
        <text:list-item>
          <text:p text:style-name="P1">MS dokumentumok küldésének lehetősége Writerből, Impressből és Calcból rendre Word, PowrPoint és Excel formátumban.</text:p>
        </text:list-item>
        <text:list-item>
          <text:p text:style-name="P1">Az adatok szűréséhez használt Általános szűrőben további lehetőségek (tartalmazza, nem tartalmazza, kezdődik ezzel, végződik ezzel) a szűrésre.</text:p>
        </text:list-item>
        <text:list-item>
          <text:p text:style-name="P1">Az adatok szűréséhez használt Automatikus szűrőben további lehetőségek (üres, nem üres) <text:s/>a szűrésre.</text:p>
        </text:list-item>
        <text:list-item>
          <text:p text:style-name="P1">Duplakattintással szerkeszthető munkalap nevek Calcban</text:p>
        </text:list-item>
        <text:list-item>
          <text:p text:style-name="P1">Drawban helyi menüből menthető képek</text:p>
        </text:list-item>
        <text:list-item>
          <text:p text:style-name="P1">Calc helyi menüből elérhető jegyzetírási lehetőség</text:p>
        </text:list-item>
      </text:list>
      <text:p text:style-name="Text_20_body">A fejlesztések, javítások részletes listája elérhető a következő linken:</text:p>
      <text:list text:style-name="L2">
        <text:list-header>
          <text:p text:style-name="P4">(<text:a xlink:type="simple" xlink:href="http://development.openoffice.org/releases/2.0.1.html" text:style-name="Internet_20_link" text:visited-style-name="Visited_20_Internet_20_Link">http://development.openoffice.org/releases/</text:a><text:a xlink:type="simple" xlink:href="http://development.openoffice.org/releases/2.0.1.html" text:style-name="Internet_20_link" text:visited-style-name="Visited_20_Internet_20_Link"><text:span text:style-name="T3">2.0.1</text:span></text:a><text:a xlink:type="simple" xlink:href="http://development.openoffice.org/releases/2.0.1.html" text:style-name="Internet_20_link" text:visited-style-name="Visited_20_Internet_20_Link">.html</text:a>)</text:p>
        </text:list-header>
      </text:list>
      <text:h text:style-name="Heading_20_3" text:outline-level="3">Újdonságok az OpenOffice.org 2.0 verziójában</text:h>
      <text:list text:style-name="Bejelentéslista">
        <text:list-item text:start-value="1">
          <text:p text:style-name="P5">Nyílt szabványhoz igazodó XML fájlformátum (OASIS OpenDocument)</text:p>
          <text:list>
            <text:list-item>
              <text:p text:style-name="P5">A 2.0-s verziótól kezdve az OpenOffice.org az OASIS OpenDocument nyílt szabványa szerinti XML formátumot használja alapértelmezés szerinti fájlformátumként. Az OASIS OpenDocument egy nyílt formátum, mely garantálja az adatok szoftvertől és rendszertől független szabad tárolását és kezelését.</text:p>
            </text:list-item>
            <text:list-item>
              <text:p text:style-name="P5">Magán az OpenOffice.org-on kívül a szintén nyílt forráskódú KOffice és a az OpenOffice.org alapján fejlesztett alkalmazások, mint a StarOffice szoftver is támogatják az OASIS OpenDocument fájlformátumot. Ráadásul az OASIS OpenDocument szerepel az Európai Bizottság által javasolt fájlformátumok között.</text:p>
            </text:list-item>
          </text:list>
        </text:list-item>
        <text:list-item>
          <text:p text:style-name="P5">Új többtáblás nézet</text:p>
          <text:list>
            <text:list-item>
              <text:p text:style-name="P5">Az OpenOffice.org használhatóságát és hatékonyságát nagy mértékben javítja az új többtáblás nézet, melyen keresztül minden fontos eszközt és ablakot egy összefüggő, integrált és egyszerű felhasználói felületként láthatunk. Akik előzőleg Microsoft PowerPointtal dolgoztak, azoknak az OpenOffice.org Impress nem okozhat nehézséget.</text:p>
            </text:list-item>
          </text:list>
        </text:list-item>
        <text:list-item>
          <text:p text:style-name="P5">Új alakzatok (kompatibilis a Microsoft AutoShapes funkciójával)</text:p>
          <text:list>
            <text:list-item>
              <text:p text:style-name="P5">Mostantól az OpenOffice.org támogatja az alakzatok (CustomShapes) gyors beillesztését. Az OpenOffice.org alakzatai kompatibilisek a Microsoft Office alakzataival (AutoShape), így az importált dokumentumok alakzatai helyesen jelennek meg.</text:p>
            </text:list-item>
          </text:list>
        </text:list-item>
        <text:list-item>
          <text:p text:style-name="P5">Több diaátmenet-effektus és egyéni animáció</text:p>
          <text:list>
            <text:list-item>
              <text:p text:style-name="P5">Az OpenOffice.org mostantól több animációs effektust és diaátmenetet támogat, a felhasználónak így még több segítséget nyújt a professzionális küllemű bemutatók elkészítésében.</text:p>
            </text:list-item>
          </text:list>
        </text:list-item>
        <text:list-item>
          <text:p text:style-name="P5">PDF-dokumentumok előállítása finomhangolásokkal</text:p>
          <text:list>
            <text:list-item>
              <text:p text:style-name="P5">Az OpenOffice.org 1.1 bevezette a PDF-be mentés lehetőségét, a 2.0-s verzió pedig további finomhangolást tesz lehetővé. Ha az új verziót használjuk, beállíthatjuk a dokumentumba ágyazott képek tömörítésének fokát, sőt hivatkozásokat és bélyegképeket is elhelyezhetünk a PDF-fájlban.</text:p>
            </text:list-item>
          </text:list>
        </text:list-item>
        <text:list-item>
          <text:p text:style-name="P5">Új adatbázis-kezelő felület (OpenOffice.org Base)</text:p>
          <text:list>
            <text:list-header>
              <text:p text:style-name="P5">Az OpenOffice.org mindig is rendelkezett adatbázis-kezelő funkciókkal, de az eddigi verziókban ezek a felhasználók szeme előtt rejtve maradtak. Az OpenOffice.org 2.0 viszont már úgy kezeli az adatbázisokat, mint bármely más dokumentumot, azaz például a „Fájl menü – Új<text:span text:style-name="T4">…</text:span>” paranccsal készíthetünk új adatbázist. A kezdő felhasználókat segíti az új Adatbázistündér, így nincs szükség mélyebb ismeretekre az adatbázisok vagy az SQL programnyelv terén. Az új HSQLDB adatbázismotoron alapuló beágyazott Java technológiával „adatbázis-dokumentumokat” készíthetünk. Ezek az egyszerű adatbázisfájlok nem igényelnek olyan külön szerveroldali alkalmazást, mint a MySQL vagy az Adabas D. Minden információ (tábladefiníciók, adatok, kérések, űrlapok, jelentések) egyetlen XML fájlban kapnak helyet.</text:p>
            </text:list-header>
          </text:list>
        </text:list-item>
        <text:list-item>
          <text:p text:style-name="P5">Körlevéltündér</text:p>
          <text:list>
            <text:list-header>
              <text:p text:style-name="P5">A Körlevéltündérrel már gyerekjáték egy levelet akár több száz címzettnek is elküldeni. A tündér lépésről-lépésre vezeti a felhasználót. Számos adatforrást használhatunk fel a levelek megcímzéséhez (levelezőprogram címjegyzéke, adatbázis<text:span text:style-name="T4">…</text:span>).</text:p>
            </text:list-header>
          </text:list>
        </text:list-item>
        <text:list-item>
          <text:p text:style-name="P5">Kibővített szószámláló</text:p>
          <text:list>
            <text:list-header>
              <text:p text:style-name="P5">Eddig csak a „Fájl – Tulajdonságok<text:span text:style-name="T4">…</text:span>” párbeszédablakban tudhattuk meg, hány szó vagy leütés hosszú a dokumentum, és nem volt mód arra, hogy egy kijelölt szövegrészben számoljunk. Ezzel szemben az OpenOffice.org 2.0-ban egy külön menüpontot kapott ez a funkció („Eszközök – Szavak száma”), és nemcsak a teljes dokumentumot, de a kijelölést is külön megszámolja (ha van ilyen).</text:p>
            </text:list-header>
          </text:list>
        </text:list-item>
        <text:list-item>
          <text:p text:style-name="P5">Beágyazott táblázatok támogatása</text:p>
          <text:list>
            <text:list-header>
              <text:p text:style-name="P5">Az OpenOffice.org 2.0 már megengedi, hogy egy táblázatcellán belülre egy másik táblázatot illesszünk be (ún. „beágyazott táblázat”). Ezzel nemcsak a program használhatósága javult, de a Microsoft Word-dokumentumokat is megbízhatóbban kezeli.</text:p>
            </text:list-header>
          </text:list>
        </text:list-item>
        <text:list-item>
          <text:p text:style-name="P5">Digitális aláírások</text:p>
          <text:list>
            <text:list-item>
              <text:p text:style-name="P5">További újdonság a dokumentum digitális aláírásának lehetősége. Az OpenOffice.org a szokásos tárolókban elhelyezett tanúsítványokat használja.</text:p>
            </text:list-item>
          </text:list>
        </text:list-item>
        <text:list-item>
          <text:p text:style-name="P5">XForms-űrlapok</text:p>
          <text:list>
            <text:list-header>
              <text:p text:style-name="P5">Az OpenOffice.org 2.0 képes a W3C XForms szabványhoz igazodó űrlapok szerkesztésére. Az XForms segítségével programozás nélkül valósíthatunk meg egyszerű logikai funkciókat.</text:p>
            </text:list-header>
          </text:list>
        </text:list-item>
        <text:list-item>
          <text:p text:style-name="P5">WordPerfect-szűrők</text:p>
          <text:list>
            <text:list-header>
              <text:p text:style-name="P5">Az OpenOffice.org 2.0 egy új WordPerfect-szűrővel lett gazdagabb, melyet a közösség fejlesztett ki. Ez a projekt a fejlesztők további közreműködésére számít.</text:p>
            </text:list-header>
          </text:list>
        </text:list-item>
        <text:list-item>
          <text:p text:style-name="P5">65 536 sor a táblázatkezelőben (Calc)</text:p>
          <text:list>
            <text:list-header>
              <text:p text:style-name="P5">Az OpenOffice.org 1.1-ben csak 32 ezer sor lehetett egy táblázatban, és ez megnehezítette a Microsoft Excellel való együttműködést. Az új verzióban most ugyanannyi sort kezelhetünk, mint az Excelben.</text:p>
            </text:list-header>
          </text:list>
        </text:list-item>
        <text:list-item>
          <text:p text:style-name="P5">PivotTable – Adattündér</text:p>
          <text:list>
            <text:list-header>
              <text:p text:style-name="P5">Az OpenOffice.org Adattündérével (mely hasonlít a Microsoft Excel PivotTable funkciójára) új csoportokat, szűrőket hozhatunk létre, abszolút értékek helyett különbségeket vagy százalékos értéket jeleníthetünk meg stb.</text:p>
              <text:p text:style-name="P5">Az új Adattündérrel az OpenOffice.org Calc kiváló segítséget nyújt az adatelemzéshez.</text:p>
            </text:list-header>
          </text:list>
        </text:list-item>
        <text:list-item>
          <text:p text:style-name="P5">Rendszerfüggő telepítők</text:p>
          <text:list>
            <text:list-header>
              <text:p text:style-name="P5">Az OpenOffice.org 2.0 támogatja az operációs rendszer telepítőmechanizmusát. Így a Microsoft Windows alatt futó változat a megszokott .MSI és .CAB fájlokban tölthető le, míg Linux alá RPM fájlokból telepíthetjük.</text:p>
            </text:list-header>
          </text:list>
        </text:list-item>
        <text:list-item>
          <text:p text:style-name="P5">Rendszerfüggő megjelenés</text:p>
          <text:list>
            <text:list-header>
              <text:p text:style-name="P5">Az OpenOffice.org 2.0 alkalmazásai tetszetős módon illeszkednek az operációs rendszer felhasználói felületébe. Az OpenOffice.org 2.0 alkalmazásai pont úgy néznek ki, és úgy működnek, mint bármely más alkalmazás. Windows XP alatt úgy, mint egy Windows alkalmazás, Linux alatt pedig a Gnome grafikus felületéhez igazítja megjelenését.</text:p>
            </text:list-header>
          </text:list>
        </text:list-item>
        <text:list-item>
          <text:p text:style-name="P5">Lebegő eszköztárak</text:p>
          <text:list>
            <text:list-header>
              <text:p text:style-name="P5">Az OpenOffice.org 2.0-ban az eszköztárak kezelése sokkal rugalmasabb. Az eszköztárak az ablak széléhez rögzíthetők vagy leválaszthatók. Ez utóbbi esetben szabadon mozgathatjuk az eszköztárat.</text:p>
            </text:list-header>
          </text:list>
        </text:list-item>
      </text:list>
      <text:h text:style-name="Heading_20_2" text:outline-level="2">Az OpenOffice.org <text:span text:style-name="T1"><text:user-defined text:name="Verzió">2.0.4</text:user-defined></text:span> magyar változata</text:h>
      <text:p text:style-name="Standard">Miért érdemes az FSF.hu által készített verziót használni? Ez a verzió az alábbi fontosabb javításokat és fejlesztéseket tartalmazza:</text:p>
      <text:list text:style-name="Bejelentéslista">
        <text:list-item text:start-value="1">
          <text:p text:style-name="P5">Pontosabb helyesírás-ellenőrzés</text:p>
          <text:list>
            <text:list-item>
              <text:p text:style-name="P5">Bár a hivatalos OpenOffice.org helyesírás-ellenőrzője már a <text:change-start text:change-id="ct157606056"/>mag<text:change-end text:change-id="ct157606056"/><text:change-start text:change-id="ct286881632"/>yar fejlesztésű <text:change-end text:change-id="ct286881632"/>Hunspell helyesírás-ellenőrző<text:change text:change-id="ct103208576"/> lett, a folyamatosan fejlesztett Magyar Ispell helyesírási szótár legújabb változatát biztosan csak az FSF.hu által készített verzió tartalmazza. Így tovább javul a program – egyébként kiváló – magyar helyesírás-ellenőrzés<text:change text:change-id="ct286015392"/><text:change-start text:change-id="ct280805784"/>e<text:change-end text:change-id="ct280805784"/>.</text:p>
            </text:list-item>
          </text:list>
        </text:list-item>
        <text:list-item>
          <text:p text:style-name="P5">Magyar betűkészletek kényelmes kiválasztása</text:p>
          <text:list>
            <text:list-item>
              <text:p text:style-name="P5">Ha nincs kijelölve szöveg, akkor a betűkiválasztó panelen az „árvíztűrő tükörfúrógép” vagy a „külvízen úszó szárazjégtörő kisjármű” szöveg jelenik meg. Mindkettő tartalmazza a magyar ábécé összes ékezetes betűjét, ezzel is segítve a megfelelő betűkészlet<text:change text:change-id="ct160548352"/> kiválasztását.</text:p>
            </text:list-item>
          </text:list>
        </text:list-item>
        <text:list-item>
          <text:p text:style-name="P5">Pontosabb magyar elválasztás</text:p>
          <text:list>
            <text:list-item>
              <text:p text:style-name="P5">A folyamatosan fejlesztett magyar elválasztási adatbázis legújabb változatát tartalmazza a magyar OpenOffice.org 2.0-s változata.</text:p>
            </text:list-item>
          </text:list>
        </text:list-item>
        <text:list-item>
          <text:p text:style-name="P5">Javított képaláírás</text:p>
          <text:list>
            <text:list-item>
              <text:p text:style-name="P5">A magyar verzióban a hazai konvenciókhoz van alakítva a képaláírás. A hivatalosban így néz ki: "Ábra 1: Ez egy ábra", a javított változat: "1. ábra: Ez egy ábra".</text:p>
            </text:list-item>
          </text:list>
        </text:list-item>
        <text:list-item>
          <text:p text:style-name="P5">Javított HTML-export</text:p>
          <text:list>
            <text:list-item>
              <text:p text:style-name="P5">A hivatalos verzió nem kezeli tökéletesen a HTML-állományok ékezetes karaktereinek exportálását. Az FSF.hu verzióban ez tökéletes.</text:p>
            </text:list-item>
          </text:list>
        </text:list-item>
        <text:list-item>
          <text:p text:style-name="P5">A "--" jelek megfelelő cseréje</text:p>
          <text:list>
            <text:list-item>
              <text:p text:style-name="P5">A program a hivatalos verzióban a "--" jeleket kvirtmínuszra cseréli<text:change-start text:change-id="ct159989992"/> szavakon b<text:change-end text:change-id="ct159989992"/><text:change-start text:change-id="ct278966400"/>elül<text:change-end text:change-id="ct278966400"/>, amit a magyarban nem használunk. A javított változat "--" esetén gondolatjelet (nagykötőjelet), "---" esetén pedig kvirtmínuszt helyettesít.</text:p>
            </text:list-item>
          </text:list>
        </text:list-item>
        <text:list-item>
          <text:p text:style-name="P5">Szebb, kiegyenlítettebb íráskép</text:p>
          <text:list>
            <text:list-item>
              <text:p text:style-name="P5">A program a betűkészletek egalizálási adatait automatikusan használja.</text:p>
            </text:list-item>
          </text:list>
        </text:list-item>
        <text:list-item>
          <text:p text:style-name="P5">Néhány angol, nem honosítható szöveg javítása</text:p>
          <text:list>
            <text:list-item>
              <text:p text:style-name="P5">Néhány üzenet nem honosítható a program által biztosított módszerekkel, ezt az FSF.hu verzió megoldja.</text:p>
            </text:list-item>
          </text:list>
        </text:list-item>
        <text:list-item>
          <text:p text:style-name="P5">Javított PostScript kimenet</text:p>
          <text:list>
            <text:list-item>
              <text:p text:style-name="P5">Javítás, amely arra utasítja a PostScript meghajtót, hogy ne helyettesítse be a betűkészleteket. Ezzel kizár egy hibalehetőséget, amely korábban azt okozta, hogy az ékezetes betűk helyén négyzetek vagy kérdőjelek jelentek meg.</text:p>
            </text:list-item>
          </text:list>
        </text:list-item>
      </text:list>
      <text:h text:style-name="Heading_20_2" text:outline-level="2">Köszönetnyilvánítás</text:h>
      <text:p text:style-name="Standard">Külön köszönet Tímár Andrásnak (FSF.hu), Bán Szabolcsnak (FSF.hu), Szalai Kálmánnak az FSF.hu változat elkészítéséért, Németh Lászlónak (FSF.hu) a magyar helyesírás-ellenőrzés tökéletesítéséért, Nagy Bencének az elválasztó részen végzett munkájáért.</text:p>
      <text:p text:style-name="Standard">Köszönet továbbá minden OpenOffice.org közösségi tagnak, külön kiemelve a <text:a xlink:type="simple" xlink:href="http://www.openoffice.org/copyright/copyrightapproved.html">http://www.openoffice.org/copyright/copyrightapproved.html</text:a> oldalon található személyeket.</text:p>
      <text:h text:style-name="Heading_20_2" text:outline-level="2">További tájékozódás céljára</text:h>
      <text:h text:style-name="Heading_20_3" text:outline-level="3">Még több képernyőkép</text:h>
      <text:p text:style-name="Standard"><text:a xlink:type="simple" xlink:href="http://www.openoffice.org/screenshots/ooo20/index.html">http://www.openoffice.org/screenshots/ooo20/index.html</text:a></text:p>
      <text:p text:style-name="Standard">(angol nyelvű oldal)</text:p>
      <text:h text:style-name="Heading_20_3" text:outline-level="3">Az OpenOffice.org <text:span text:style-name="T1"><text:user-defined text:name="Verzió">2.0.4</text:user-defined></text:span> főbb funkcióinak leírása</text:h>
      <text:p text:style-name="Standard">Megtalálható ebben a bejelentésben</text:p>
      <text:p text:style-name="Standard"><text:a xlink:type="simple" xlink:href="http://hu.openoffice.org/whatsnew-2.0.html">http://hu.openoffice.org/whatsnew-2.0.html</text:a></text:p>
      <text:p text:style-name="Standard">(magyar nyelvű oldal)</text:p>
      <text:p text:style-name="Text_20_body"><text:a xlink:type="simple" xlink:href="http://www.openoffice.org/dev_docs/features/2.0/index.html">http://www.openoffice.org/dev_docs/features/2.0/index.html</text:a></text:p>
      <text:p text:style-name="Standard">(angol nyelvű oldal)</text:p>
      <text:p text:style-name="Standard">Az OpenOffice.org <text:user-defined text:name="Verzió">2.0.4</text:user-defined> fejlesztéseinek, javításainak teljes listája</text:p>
      <text:p text:style-name="Standard"><text:a xlink:type="simple" xlink:href="http://development.openoffice.org/releases/2.0.3.html">http://development.openoffice.org/releases/</text:a><text:a xlink:type="simple" xlink:href="http://development.openoffice.org/releases/2.0.3.html"><text:span text:style-name="T3"><text:user-defined text:name="Verzió">2.0.4</text:user-defined></text:span></text:a><text:a xlink:type="simple" xlink:href="http://development.openoffice.org/releases/2.0.3.html">.html</text:a></text:p>
      <text:h text:style-name="Heading_20_3" text:outline-level="3">Az OpenOffice.org termékismertetője</text:h>
      <text:p text:style-name="Standard"><text:a xlink:type="simple" xlink:href="http://hu.openoffice.org/about-product.html">http://hu.openoffice.org/about-product.html</text:a></text:p>
      <text:p text:style-name="Standard">(magyar nyelvű oldal)</text:p>
      <text:p text:style-name="Standard"><text:a xlink:type="simple" xlink:href="http://www.openoffice.org/product/">http://www.openoffice.org/product/</text:a></text:p>
      <text:p text:style-name="Standard">(angol nyelvű oldal)</text:p>
      <text:h text:style-name="Heading_20_3" text:outline-level="3">Az OpenOffice.org letöltése</text:h>
      <text:p text:style-name="Standard"><text:a xlink:type="simple" xlink:href="http://hu.openoffice.org/about-downloads.html">http://hu.openoffice.org/about-downloads.html</text:a></text:p>
      <text:p text:style-name="Standard">(magyar nyelvű verzió)</text:p>
      <text:p text:style-name="Standard"><text:a xlink:type="simple" xlink:href="http://download.openoffice.org/index.html">http://download.openoffice.org/index.html</text:a></text:p>
      <text:p text:style-name="Standard">(angol és más nyelvű verziók)</text:p>
      <text:h text:style-name="Heading_20_3" text:outline-level="3">Miért érdemes OpenOffice.org-ra váltani</text:h>
      <text:p text:style-name="Text_20_body"><text:a xlink:type="simple" xlink:href="http://hu.openoffice.org/get_legal-hu.html">http://hu.openoffice.org/get_legal-hu.html</text:a></text:p>
      <text:p text:style-name="Text_20_body">(magyar nyelvű verzió)</text:p>
      <text:p text:style-name="Text_20_body"><text:a xlink:type="simple" xlink:href="http://why.openoffice.org/getlegal.html">http://why.openoffice.org/getlegal.html</text:a></text:p>
      <text:p text:style-name="Text_20_body"><text:a xlink:type="simple" xlink:href="http://why.openoffice.org/">http://why.openoffice.org/</text:a></text:p>
      <text:p text:style-name="Standard">(angol és más nyelvű verziók)</text:p>
      <text:h text:style-name="Heading_20_3" text:outline-level="3">Marketing anyagok</text:h>
      <text:p text:style-name="Standard"><text:a xlink:type="simple" xlink:href="http://hu.openoffice.org/servlets/ProjectDocumentList?folderID=525&amp;expandFolder=525&amp;folderID=0">http://hu.openoffice.org/servlets/ProjectDocumentList?folderID=525&amp;expandFolder=525&amp;folderID=0</text:a></text:p>
      <text:p text:style-name="Standard">(magyar nyelvű oldal)</text:p>
      <text:p text:style-name="Standard"><text:a xlink:type="simple" xlink:href="http://www.openoffice.org/press/2.0/index.html">http://www.openoffice.org/press/2.0/index.html</text:a></text:p>
      <text:p text:style-name="Standard">(angol nyelvű oldal)</text:p>
      <text:h text:style-name="Heading_20_3" text:outline-level="3">Az FSF.hu Alapítvány honlapja</text:h>
      <text:p text:style-name="Standard"><text:a xlink:type="simple" xlink:href="http://www.fsf.hu/">http://www.fsf.hu/</text:a></text:p>
      <text:p text:style-name="Standard">(magyar nyelvű oldal)</text:p>
      <text:h text:style-name="Heading_20_2" text:outline-level="2">Kapcsolattartó</text:h>
      <text:p text:style-name="Text_20_body">Tímár András (<text:a xlink:type="simple" xlink:href="mailto:timar@fsf.hu">timar@fsf.hu</text:a>)</text:p>
      <text:p text:style-name="Text_20_body">Szalai Kálmán (<text:a xlink:type="simple" xlink:href="mailto:kami_@openoffice.org">kami_@openoffice.org</text:a>)</text:p>
      <text:p text:style-name="Text_20_body">(A megadott elektronikus-levélcímeken felhasználói támogatás nincsen. Felhasználói támogatást a következő bekezdésben megadott címen kaphat.)</text:p>
      <text:h text:style-name="Heading_20_2" text:outline-level="2">Magyar nyelvű, díjmentes, nem garantált technikai támogatás</text:h>
      <text:p text:style-name="Text_20_body"><text:a xlink:type="simple" xlink:href="http://hu.openoffice.org/about-mailinglists.html">http://hu.openoffice.org/about-mailinglists.html</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Bitstream Vera Sans" svg:font-family="'Bitstream Vera Sans'"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adornments="Book"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hu" fo:country="HU" style:font-name-asian="Andale Sans UI"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3"/>
      <style:text-properties style:font-name="DejaVu Sans" fo:font-size="11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Andale Sans UI"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621cm" fo:margin-bottom="0.409cm" fo:hyphenation-ladder-count="no-limit"/>
      <style:text-properties fo:font-variant="small-caps" fo:font-size="145%" fo:font-weight="bold" style:font-size-asian="115%" style:font-weight-asian="bold" style:font-size-complex="115%" style:font-weight-complex="bold" fo:hyphenate="false" fo:hyphenation-remain-char-count="2" fo:hyphenation-push-char-count="2"/>
    </style:style>
    <style:style style:name="Heading_20_2" style:display-name="Heading 2" style:family="paragraph" style:parent-style-name="Heading" style:next-style-name="Text_20_body" style:class="text" style:default-outline-level="2">
      <style:text-properties fo:font-variant="normal" fo:text-transform="non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Alapértelmezett_20_-_20_behúzással" style:display-name="Alapértelmezett - behúzással" style:family="paragraph" style:parent-style-name="Standard" style:class="text">
      <style:paragraph-properties fo:margin-left="2cm" fo:margin-right="0cm" fo:text-align="justify" style:justify-single-word="false"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Bejelentéslista">
      <text:list-level-style-bullet text:level="1" text:style-name="Bullet_20_Symbols" text:bullet-char="✔">
        <style:list-level-properties text:space-before="0.635cm" text:min-label-width="0.64cm" text:min-label-distance="0.3cm"/>
        <style:text-properties style:font-name="StarSymbol"/>
      </text:list-level-style-bullet>
      <text:list-level-style-number text:level="2" text:style-name="Numbering_20_Symbols" style:num-format="">
        <style:list-level-properties text:space-before="2.635cm" text:min-label-distance="0.3cm"/>
      </text:list-level-style-number>
      <text:list-level-style-number text:level="3" text:style-name="Numbering_20_Symbols" style:num-format="">
        <style:list-level-properties text:space-before="3.115cm" text:min-label-distance="0.3cm"/>
      </text:list-level-style-number>
      <text:list-level-style-number text:level="4" text:style-name="Numbering_20_Symbols" style:num-format="">
        <style:list-level-properties text:space-before="2.54cm" text:min-label-width="0.64cm" text:min-label-distance="0.3cm"/>
      </text:list-level-style-number>
      <text:list-level-style-number text:level="5" text:style-name="Numbering_20_Symbols" style:num-format="">
        <style:list-level-properties text:space-before="3.175cm" text:min-label-width="0.64cm" text:min-label-distance="0.3cm"/>
      </text:list-level-style-number>
      <text:list-level-style-number text:level="6" text:style-name="Numbering_20_Symbols" style:num-format="">
        <style:list-level-properties text:space-before="3.81cm" text:min-label-width="0.64cm" text:min-label-distance="0.3cm"/>
      </text:list-level-style-number>
      <text:list-level-style-number text:level="7" text:style-name="Numbering_20_Symbols" style:num-format="">
        <style:list-level-properties text:space-before="4.445cm" text:min-label-width="0.64cm" text:min-label-distance="0.3cm"/>
      </text:list-level-style-number>
      <text:list-level-style-number text:level="8" text:style-name="Numbering_20_Symbols" style:num-format="">
        <style:list-level-properties text:space-before="5.08cm" text:min-label-width="0.64cm" text:min-label-distance="0.3cm"/>
      </text:list-level-style-number>
      <text:list-level-style-number text:level="9" text:style-name="Numbering_20_Symbols" style:num-format="">
        <style:list-level-properties text:space-before="5.715cm" text:min-label-width="0.64cm" text:min-label-distance="0.3cm"/>
      </text:list-level-style-number>
      <text:list-level-style-number text:level="10" text:style-name="Numbering_20_Symbols" style:num-format="">
        <style:list-level-properties text:space-before="6.35cm" text:min-label-width="0.64cm" text:min-label-distance="0.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0cm" fo:border-left="none" fo:border-right="none" fo:border-top="none" fo:border-bottom="0.035cm solid #000000" style:shadow="none">
        <style:tab-stops>
          <style:tab-stop style:position="16.999cm" style:type="right"/>
        </style:tab-stops>
      </style:paragraph-properties>
      <style:text-properties fo:font-weight="normal" style:font-weight-asian="normal" style:font-weight-complex="normal"/>
    </style:style>
    <style:style style:name="P2" style:family="paragraph" style:parent-style-name="Footer">
      <style:paragraph-properties fo:text-align="center" style:justify-single-word="false" fo:padding="0cm" fo:border-left="none" fo:border-right="none" fo:border-top="0.035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76" number:automatic-order="true">
      <number:year number:style="long"/>
      <number:text>. </number:text>
      <number:month number:style="long" number:textual="true"/>
      <number:text> </number:text>
      <number:day/>
      <number:text>.</number:text>
    </number:date-style>
  </office:automatic-styles>
  <office:master-styles>
    <style:master-page style:name="Standard" style:page-layout-name="pm1">
      <style:header>
        <text:p text:style-name="P1">Bejelentés: <text:title>OpenOffice.org 2.0.4 magyar változat</text:title><text:tab/><text:date style:data-style-name="N76" text:date-value="2006-06-30T14:33:09.82" text:fixed="true" text:date-adjust="PT2592H00M00S">2006. október 16.</text:date></text:p>
      </style:header>
      <style:footer>
        <text:p text:style-name="P2"><text:page-number text:select-page="current">9</text:page-number> /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OpenOffice.org 2.0.4 magyar változat</dc:title>
    <dc:subject>Az OpenOffice.org 2.0.4 egy nyílt nyílt forráskódú, ingyenes, nagy tudású irodai programcsomag, amely kiválóan alkalmas szövegszerkesztési, táblázatkezelési, bemutatókészítési, adatbázis-kezelési és rajzolási feladatok megvalósítására számos operációs rendszer alatt. A programcsomag a kor igényeinek megfelelő eszköz, amelynek működése nagymértékben hasonlít a kereskedelmi forgalomban lévő hasonló célú programcsomagokhoz. De azokkal ellentétben, az OpenOffice.org teljesen ingyenes és szabadon használható tetszőleges számú számítógépen, bármilyen célra, magánszemélyek és vállalkozások esetében egyaránt.</dc:subject>
    <meta:creation-date>2006-06-30T12:10:14</meta:creation-date>
    <dc:date>2006-10-15T23:13:05</dc:date>
    <dc:language>hu-HU</dc:language>
    <meta:editing-cycles>69</meta:editing-cycles>
    <meta:editing-duration>PT4H49M58S</meta:editing-duration>
    <meta:user-defined meta:name="Verzió">2.0.4</meta:user-defined>
    <meta:user-defined meta:name="Info 2"/>
    <meta:user-defined meta:name="Info 3"/>
    <meta:user-defined meta:name="Info 4"/>
    <meta:document-statistic meta:table-count="0" meta:image-count="0" meta:object-count="0" meta:page-count="9" meta:paragraph-count="233" meta:word-count="2438" meta:character-count="19648"/>
  </office:meta>
</office:document-meta>
</file>